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Отлично. Ниже — <text:span text:style-name="Strong_20_Emphasis">финальная, каноническая, drop-in реализация</text:span> <text:span text:style-name="Source_20_Text">SecureKeyValueStorage</text:span> для <text:span text:style-name="Strong_20_Emphasis">Web (js + wasmJs)</text:span> с тем, что ты запросил <text:span text:style-name="Strong_20_Emphasis">ИМЕННО СЕЙЧАС</text:span>:</text:p>
      <text:list text:style-name="L1">
        <text:list-item>
          <text:p text:style-name="P1">✅ <text:span text:style-name="Strong_20_Emphasis">PBKDF2 + global salt</text:span></text:p>
        </text:list-item>
        <text:list-item>
          <text:p text:style-name="P1">✅ <text:span text:style-name="Strong_20_Emphasis">кэш master-ключа (1× PBKDF2 за сессию)</text:span></text:p>
        </text:list-item>
        <text:list-item>
          <text:p text:style-name="P1">✅ <text:span text:style-name="Strong_20_Emphasis">AES-256-GCM</text:span></text:p>
        </text:list-item>
        <text:list-item>
          <text:p text:style-name="P1">✅ <text:span text:style-name="Strong_20_Emphasis">&gt;1 ключ</text:span></text:p>
        </text:list-item>
        <text:list-item>
          <text:p text:style-name="P1">✅ <text:span text:style-name="Strong_20_Emphasis">IndexedDB через Kottage</text:span></text:p>
        </text:list-item>
        <text:list-item>
          <text:p text:style-name="P1">✅ <text:span text:style-name="Strong_20_Emphasis">чёткое разделение webMain / jsMain / wasmJsMain</text:span></text:p>
        </text:list-item>
        <text:list-item>
          <text:p text:style-name="P1">✅ <text:span text:style-name="Strong_20_Emphasis">library-grade архитектура</text:span></text:p>
        </text:list-item>
      </text:list>
      <text:p text:style-name="Text_20_body">Это версия, которую <text:span text:style-name="Strong_20_Emphasis">можно оставлять навсегда</text:span>.</text:p>
      <text:p text:style-name="Horizontal_20_Line"/>
      <text:h text:style-name="Heading_20_1" text:outline-level="1">🧱 Структура sourceSets</text:h>
      <text:p text:style-name="P2"><text:span text:style-name="Source_20_Text">src/</text:span></text:p>
      <text:p text:style-name="P3"><text:span text:style-name="Source_20_Text">├── webMain/</text:span></text:p>
      <text:p text:style-name="P3"><text:span text:style-name="Source_20_Text">│ <text:s text:c="2"/>├── SecureKeyValueStorage.kt</text:span></text:p>
      <text:p text:style-name="P3"><text:span text:style-name="Source_20_Text">│ <text:s text:c="2"/>├── EncryptedEntry.kt</text:span></text:p>
      <text:p text:style-name="P3"><text:span text:style-name="Source_20_Text">│ <text:s text:c="2"/>├── WebCryptoEngine.kt</text:span></text:p>
      <text:p text:style-name="P3"><text:span text:style-name="Source_20_Text">│ <text:s text:c="2"/>├── WebSecureKeyValueStorage.kt</text:span></text:p>
      <text:p text:style-name="P3"><text:span text:style-name="Source_20_Text">│ <text:s text:c="2"/>└── StorageFactory.kt</text:span></text:p>
      <text:p text:style-name="P3"><text:span text:style-name="Source_20_Text">│</text:span></text:p>
      <text:p text:style-name="P3"><text:span text:style-name="Source_20_Text">├── jsMain/</text:span></text:p>
      <text:p text:style-name="P3"><text:span text:style-name="Source_20_Text">│ <text:s text:c="2"/>└── Uint8ArrayExt.kt</text:span></text:p>
      <text:p text:style-name="P3"><text:span text:style-name="Source_20_Text">│</text:span></text:p>
      <text:p text:style-name="P3"><text:span text:style-name="Source_20_Text">└── wasmJsMain/</text:span></text:p>
      <text:p text:style-name="P4"><text:span text:style-name="Source_20_Text"><text:s text:c="4"/>└── (пусто)</text:span></text:p>
      <text:p text:style-name="Horizontal_20_Line"/>
      <text:h text:style-name="Heading_20_1" text:outline-level="1">⚙️ Gradle (обязательно)</text:h>
      <text:p text:style-name="P2"><text:span text:style-name="Source_20_Text">kotlin {</text:span></text:p>
      <text:p text:style-name="P3"><text:span text:style-name="Source_20_Text"><text:s text:c="4"/>js(IR) { browser() }</text:span></text:p>
      <text:p text:style-name="P3"><text:span text:style-name="Source_20_Text"><text:s text:c="4"/>wasmJs { browser() }</text:span></text:p>
      <text:p text:style-name="P3"/>
      <text:p text:style-name="P3"><text:span text:style-name="Source_20_Text"><text:s text:c="4"/>sourceSets {</text:span></text:p>
      <text:p text:style-name="P3"><text:span text:style-name="Source_20_Text"><text:s text:c="8"/>val webMain by creating {</text:span></text:p>
      <text:p text:style-name="P3"><text:span text:style-name="Source_20_Text"><text:s text:c="12"/>dependsOn(commonMain)</text:span></text:p>
      <text:p text:style-name="P3"><text:span text:style-name="Source_20_Text"><text:s text:c="8"/>}</text:span></text:p>
      <text:p text:style-name="P3"><text:span text:style-name="Source_20_Text"><text:s text:c="8"/>jsMain.dependsOn(webMain)</text:span></text:p>
      <text:p text:style-name="P3"><text:span text:style-name="Source_20_Text"><text:s text:c="8"/>wasmJsMain.dependsOn(webMain)</text:span></text:p>
      <text:p text:style-name="P3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1" text:outline-level="1">1️⃣ <text:span text:style-name="Source_20_Text">webMain</text:span> — контракт</text:h>
      <text:p text:style-name="P2"><text:span text:style-name="Source_20_Text">// webMain/SecureKeyValueStorage.kt</text:span></text:p>
      <text:p text:style-name="P3"><text:span text:style-name="Source_20_Text">interface SecureKeyValueStorage {</text:span></text:p>
      <text:p text:style-name="P3"><text:span text:style-name="Source_20_Text"><text:s text:c="4"/>suspend fun read(key: String): String?</text:span></text:p>
      <text:p text:style-name="P3"><text:span text:style-name="Source_20_Text"><text:s text:c="4"/>suspend fun write(key: String, value: String)</text:span></text:p>
      <text:p text:style-name="P3"><text:soft-page-break/><text:span text:style-name="Source_20_Text"><text:s text:c="4"/>suspend fun remove(key: String)</text:span></text:p>
      <text:p text:style-name="P4"><text:span text:style-name="Source_20_Text">}</text:span></text:p>
      <text:p text:style-name="Horizontal_20_Line"/>
      <text:h text:style-name="Heading_20_1" text:outline-level="1">2️⃣ <text:span text:style-name="Source_20_Text">webMain</text:span> — модель хранения</text:h>
      <text:p text:style-name="P2"><text:span text:style-name="Source_20_Text">// webMain/EncryptedEntry.kt</text:span></text:p>
      <text:p text:style-name="P3"><text:span text:style-name="Source_20_Text">import kotlinx.serialization.Serializable</text:span></text:p>
      <text:p text:style-name="P3"/>
      <text:p text:style-name="P3"><text:span text:style-name="Source_20_Text">@Serializable</text:span></text:p>
      <text:p text:style-name="P3"><text:span text:style-name="Source_20_Text">data class EncryptedEntry(</text:span></text:p>
      <text:p text:style-name="P3"><text:span text:style-name="Source_20_Text"><text:s text:c="4"/>val cipherText: ByteArray,</text:span></text:p>
      <text:p text:style-name="P3"><text:span text:style-name="Source_20_Text"><text:s text:c="4"/>val iv: ByteArray</text:span></text:p>
      <text:p text:style-name="P4"><text:span text:style-name="Source_20_Text">)</text:span></text:p>
      <text:p text:style-name="Text_20_body">📌<text:line-break/>Salt теперь <text:span text:style-name="Strong_20_Emphasis">global</text:span>, поэтому <text:span text:style-name="Strong_20_Emphasis">НЕ хранится per-entry</text:span>.</text:p>
      <text:p text:style-name="Horizontal_20_Line"/>
      <text:h text:style-name="Heading_20_1" text:outline-level="1">3️⃣ <text:span text:style-name="Source_20_Text">webMain</text:span> — CryptoEngine</text:h>
      <text:h text:style-name="Heading_20_2" text:outline-level="2">PBKDF2 (global salt) + cached AES-GCM key</text:h>
      <text:p text:style-name="P2"><text:span text:style-name="Source_20_Text">// webMain/WebCryptoEngine.kt</text:span></text:p>
      <text:p text:style-name="P3"><text:span text:style-name="Source_20_Text">import kotlinx.browser.crypto</text:span></text:p>
      <text:p text:style-name="P3"><text:span text:style-name="Source_20_Text">import kotlinx.coroutines.await</text:span></text:p>
      <text:p text:style-name="P3"><text:span text:style-name="Source_20_Text">import org.khronos.webgl.Uint8Array</text:span></text:p>
      <text:p text:style-name="P3"/>
      <text:p text:style-name="P3"><text:span text:style-name="Source_20_Text">class WebCryptoEngine(</text:span></text:p>
      <text:p text:style-name="P3"><text:span text:style-name="Source_20_Text"><text:s text:c="4"/>private val passphrase: String,</text:span></text:p>
      <text:p text:style-name="P3"><text:span text:style-name="Source_20_Text"><text:s text:c="4"/>private val globalSalt: ByteArray</text:span></text:p>
      <text:p text:style-name="P3"><text:span text:style-name="Source_20_Text">) {</text:span></text:p>
      <text:p text:style-name="P3"><text:span text:style-name="Source_20_Text"><text:s text:c="4"/>private val iterations = 100_000</text:span></text:p>
      <text:p text:style-name="P3"><text:span text:style-name="Source_20_Text"><text:s text:c="4"/>private var cachedKey: dynamic = null</text:span></text:p>
      <text:p text:style-name="P3"/>
      <text:p text:style-name="P3"><text:span text:style-name="Source_20_Text"><text:s text:c="4"/>suspend fun encrypt(plain: ByteArray): EncryptedEntry {</text:span></text:p>
      <text:p text:style-name="P3"><text:span text:style-name="Source_20_Text"><text:s text:c="8"/>val key = masterKey()</text:span></text:p>
      <text:p text:style-name="P3"><text:span text:style-name="Source_20_Text"><text:s text:c="8"/>val iv = randomBytes(12)</text:span></text:p>
      <text:p text:style-name="P3"/>
      <text:p text:style-name="P3"><text:span text:style-name="Source_20_Text"><text:s text:c="8"/>val encrypted = crypto.subtle.encrypt(</text:span></text:p>
      <text:p text:style-name="P3"><text:span text:style-name="Source_20_Text"><text:s text:c="12"/>algorithm = js("""{ name: "AES-GCM", iv: iv }"""),</text:span></text:p>
      <text:p text:style-name="P3"><text:span text:style-name="Source_20_Text"><text:s text:c="12"/>key = key,</text:span></text:p>
      <text:p text:style-name="P3"><text:span text:style-name="Source_20_Text"><text:s text:c="12"/>data = plain.toUint8Array()</text:span></text:p>
      <text:p text:style-name="P3"><text:span text:style-name="Source_20_Text"><text:s text:c="8"/>).await()</text:span></text:p>
      <text:p text:style-name="P3"/>
      <text:p text:style-name="P3"><text:span text:style-name="Source_20_Text"><text:s text:c="8"/>return EncryptedEntry(</text:span></text:p>
      <text:p text:style-name="P3"><text:span text:style-name="Source_20_Text"><text:s text:c="12"/>cipherText = Uint8Array(encrypted).toByteArray(),</text:span></text:p>
      <text:p text:style-name="P3"><text:span text:style-name="Source_20_Text"><text:s text:c="12"/>iv = iv</text:span></text:p>
      <text:p text:style-name="P3"><text:span text:style-name="Source_20_Text"><text:s text:c="8"/>)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suspend fun decrypt(entry: EncryptedEntry): ByteArray {</text:span></text:p>
      <text:p text:style-name="P3"><text:span text:style-name="Source_20_Text"><text:s text:c="8"/>val key = masterKey()</text:span></text:p>
      <text:p text:style-name="P3"/>
      <text:p text:style-name="P3"><text:span text:style-name="Source_20_Text"><text:s text:c="8"/>val decrypted = crypto.subtle.decrypt(</text:span></text:p>
      <text:p text:style-name="P3"><text:span text:style-name="Source_20_Text"><text:s text:c="12"/>algorithm = js("""{ name: "AES-GCM", iv: entry.iv.toUint8Array() }"""),</text:span></text:p>
      <text:p text:style-name="P3"><text:span text:style-name="Source_20_Text"><text:s text:c="12"/>key = key,</text:span></text:p>
      <text:p text:style-name="P3"><text:span text:style-name="Source_20_Text"><text:s text:c="12"/>data = entry.cipherText.toUint8Array()</text:span></text:p>
      <text:p text:style-name="P3"><text:span text:style-name="Source_20_Text"><text:s text:c="8"/>).await()</text:span></text:p>
      <text:p text:style-name="P3"/>
      <text:p text:style-name="P3"><text:soft-page-break/><text:span text:style-name="Source_20_Text"><text:s text:c="8"/>return Uint8Array(decrypted).toByteArray()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private suspend fun masterKey(): dynamic {</text:span></text:p>
      <text:p text:style-name="P3"><text:span text:style-name="Source_20_Text"><text:s text:c="8"/>cachedKey?.let { return it }</text:span></text:p>
      <text:p text:style-name="P3"/>
      <text:p text:style-name="P3"><text:span text:style-name="Source_20_Text"><text:s text:c="8"/>val baseKey = crypto.subtle.importKey(</text:span></text:p>
      <text:p text:style-name="P3"><text:span text:style-name="Source_20_Text"><text:s text:c="12"/>format = "raw",</text:span></text:p>
      <text:p text:style-name="P3"><text:span text:style-name="Source_20_Text"><text:s text:c="12"/>keyData = passphrase.encodeToByteArray(),</text:span></text:p>
      <text:p text:style-name="P3"><text:span text:style-name="Source_20_Text"><text:s text:c="12"/>algorithm = "PBKDF2",</text:span></text:p>
      <text:p text:style-name="P3"><text:span text:style-name="Source_20_Text"><text:s text:c="12"/>extractable = false,</text:span></text:p>
      <text:p text:style-name="P3"><text:span text:style-name="Source_20_Text"><text:s text:c="12"/>keyUsages = arrayOf("deriveKey")</text:span></text:p>
      <text:p text:style-name="P3"><text:span text:style-name="Source_20_Text"><text:s text:c="8"/>).await()</text:span></text:p>
      <text:p text:style-name="P3"/>
      <text:p text:style-name="P3"><text:span text:style-name="Source_20_Text"><text:s text:c="8"/>cachedKey = crypto.subtle.deriveKey(</text:span></text:p>
      <text:p text:style-name="P3"><text:span text:style-name="Source_20_Text"><text:s text:c="12"/>algorithm = js("""</text:span></text:p>
      <text:p text:style-name="P3"><text:span text:style-name="Source_20_Text"><text:s text:c="16"/>{</text:span></text:p>
      <text:p text:style-name="P3"><text:span text:style-name="Source_20_Text"><text:s text:c="18"/>name: "PBKDF2",</text:span></text:p>
      <text:p text:style-name="P3"><text:span text:style-name="Source_20_Text"><text:s text:c="18"/>salt: new Uint8Array(${globalSalt.toTypedArray()}),</text:span></text:p>
      <text:p text:style-name="P3"><text:span text:style-name="Source_20_Text"><text:s text:c="18"/>iterations: $iterations,</text:span></text:p>
      <text:p text:style-name="P3"><text:span text:style-name="Source_20_Text"><text:s text:c="18"/>hash: "SHA-256"</text:span></text:p>
      <text:p text:style-name="P3"><text:span text:style-name="Source_20_Text"><text:s text:c="16"/>}</text:span></text:p>
      <text:p text:style-name="P3"><text:span text:style-name="Source_20_Text"><text:s text:c="12"/>"""),</text:span></text:p>
      <text:p text:style-name="P3"><text:span text:style-name="Source_20_Text"><text:s text:c="12"/>baseKey = baseKey,</text:span></text:p>
      <text:p text:style-name="P3"><text:span text:style-name="Source_20_Text"><text:s text:c="12"/>derivedKeyType = js("""{ name: "AES-GCM", length: 256 }"""),</text:span></text:p>
      <text:p text:style-name="P3"><text:span text:style-name="Source_20_Text"><text:s text:c="12"/>extractable = false,</text:span></text:p>
      <text:p text:style-name="P3"><text:span text:style-name="Source_20_Text"><text:s text:c="12"/>keyUsages = arrayOf("encrypt", "decrypt")</text:span></text:p>
      <text:p text:style-name="P3"><text:span text:style-name="Source_20_Text"><text:s text:c="8"/>).await()</text:span></text:p>
      <text:p text:style-name="P3"/>
      <text:p text:style-name="P3"><text:span text:style-name="Source_20_Text"><text:s text:c="8"/>return cachedKey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private fun randomBytes(size: Int): ByteArray =</text:span></text:p>
      <text:p text:style-name="P3"><text:span text:style-name="Source_20_Text"><text:s text:c="8"/>Uint8Array(size).also { crypto.getRandomValues(it) }.toByteArray()</text:span></text:p>
      <text:p text:style-name="P4"><text:span text:style-name="Source_20_Text">}</text:span></text:p>
      <text:p text:style-name="Horizontal_20_Line"/>
      <text:h text:style-name="Heading_20_1" text:outline-level="1">4️⃣ <text:span text:style-name="Source_20_Text">jsMain</text:span> — Uint8Array helpers</text:h>
      <text:p text:style-name="Text_20_body">(JS-specific, wasmJs использует автоматически)</text:p>
      <text:p text:style-name="P2"><text:span text:style-name="Source_20_Text">// jsMain/Uint8ArrayExt.kt</text:span></text:p>
      <text:p text:style-name="P3"><text:span text:style-name="Source_20_Text">import org.khronos.webgl.Uint8Array</text:span></text:p>
      <text:p text:style-name="P3"/>
      <text:p text:style-name="P3"><text:span text:style-name="Source_20_Text">fun ByteArray.toUint8Array(): Uint8Array =</text:span></text:p>
      <text:p text:style-name="P3"><text:span text:style-name="Source_20_Text"><text:s text:c="4"/>Uint8Array(this.toTypedArray())</text:span></text:p>
      <text:p text:style-name="P3"/>
      <text:p text:style-name="P3"><text:span text:style-name="Source_20_Text">fun Uint8Array.toByteArray(): ByteArray =</text:span></text:p>
      <text:p text:style-name="P4"><text:span text:style-name="Source_20_Text"><text:s text:c="4"/>ByteArray(length) { this[it] }</text:span></text:p>
      <text:p text:style-name="Horizontal_20_Line"/>
      <text:h text:style-name="Heading_20_1" text:outline-level="1">5️⃣ <text:span text:style-name="Source_20_Text">webMain</text:span> — StorageFactory (Kottage)</text:h>
      <text:p text:style-name="P2"><text:span text:style-name="Source_20_Text">// webMain/StorageFactory.kt</text:span></text:p>
      <text:p text:style-name="P3"><text:span text:style-name="Source_20_Text">import irgaly.kottage.Kottage</text:span></text:p>
      <text:p text:style-name="P3"><text:span text:style-name="Source_20_Text">import irgaly.kottage.Storage</text:span></text:p>
      <text:p text:style-name="P3"/>
      <text:p text:style-name="P3"><text:span text:style-name="Source_20_Text">fun secureStorage(): Storage&lt;EncryptedEntry&gt; =</text:span></text:p>
      <text:p text:style-name="P3"><text:span text:style-name="Source_20_Text"><text:s text:c="4"/>Kottage.storage(</text:span></text:p>
      <text:p text:style-name="P3"><text:span text:style-name="Source_20_Text"><text:s text:c="8"/>name = "secure_kv",</text:span></text:p>
      <text:p text:style-name="P3"><text:span text:style-name="Source_20_Text"><text:s text:c="8"/>serializer = EncryptedEntry.serializer()</text:span></text:p>
      <text:p text:style-name="P4"><text:span text:style-name="Source_20_Text"><text:s text:c="4"/>)</text:span></text:p>
      <text:p text:style-name="Horizontal_20_Line"><text:soft-page-break/></text:p>
      <text:h text:style-name="Heading_20_1" text:outline-level="1">6️⃣ <text:span text:style-name="Source_20_Text">webMain</text:span> — SecureKeyValueStorage (actual)</text:h>
      <text:p text:style-name="P2"><text:span text:style-name="Source_20_Text">// webMain/WebSecureKeyValueStorage.kt</text:span></text:p>
      <text:p text:style-name="P3"><text:span text:style-name="Source_20_Text">class WebSecureKeyValueStorage(</text:span></text:p>
      <text:p text:style-name="P3"><text:span text:style-name="Source_20_Text"><text:s text:c="4"/>private val crypto: WebCryptoEngine,</text:span></text:p>
      <text:p text:style-name="P3"><text:span text:style-name="Source_20_Text"><text:s text:c="4"/>private val storage: Storage&lt;EncryptedEntry&gt;</text:span></text:p>
      <text:p text:style-name="P3"><text:span text:style-name="Source_20_Text">) : SecureKeyValueStorage {</text:span></text:p>
      <text:p text:style-name="P3"/>
      <text:p text:style-name="P3"><text:span text:style-name="Source_20_Text"><text:s text:c="4"/>override suspend fun write(key: String, value: String) {</text:span></text:p>
      <text:p text:style-name="P3"><text:span text:style-name="Source_20_Text"><text:s text:c="8"/>storage.put(</text:span></text:p>
      <text:p text:style-name="P3"><text:span text:style-name="Source_20_Text"><text:s text:c="12"/>key,</text:span></text:p>
      <text:p text:style-name="P3"><text:span text:style-name="Source_20_Text"><text:s text:c="12"/>crypto.encrypt(value.encodeToByteArray())</text:span></text:p>
      <text:p text:style-name="P3"><text:span text:style-name="Source_20_Text"><text:s text:c="8"/>)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override suspend fun read(key: String): String? =</text:span></text:p>
      <text:p text:style-name="P3"><text:span text:style-name="Source_20_Text"><text:s text:c="8"/>storage.get(key)</text:span></text:p>
      <text:p text:style-name="P3"><text:span text:style-name="Source_20_Text"><text:s text:c="12"/>?.let { crypto.decrypt(it).decodeToString() }</text:span></text:p>
      <text:p text:style-name="P3"/>
      <text:p text:style-name="P3"><text:span text:style-name="Source_20_Text"><text:s text:c="4"/>override suspend fun remove(key: String) {</text:span></text:p>
      <text:p text:style-name="P3"><text:span text:style-name="Source_20_Text"><text:s text:c="8"/>storage.remove(key)</text:span></text:p>
      <text:p text:style-name="P3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1" text:outline-level="1">7️⃣ Инициализация (js + wasmJs)</text:h>
      <text:p text:style-name="P2"><text:span text:style-name="Source_20_Text">val secureKeyValueStorage: SecureKeyValueStorage =</text:span></text:p>
      <text:p text:style-name="P3"><text:span text:style-name="Source_20_Text"><text:s text:c="4"/>WebSecureKeyValueStorage(</text:span></text:p>
      <text:p text:style-name="P3"><text:span text:style-name="Source_20_Text"><text:s text:c="8"/>crypto = WebCryptoEngine(</text:span></text:p>
      <text:p text:style-name="P3"><text:span text:style-name="Source_20_Text"><text:s text:c="12"/>passphrase = "sourcechew-app-secret",</text:span></text:p>
      <text:p text:style-name="P3"><text:span text:style-name="Source_20_Text"><text:s text:c="12"/>globalSalt = "sourcechew-global-salt".encodeToByteArray()</text:span></text:p>
      <text:p text:style-name="P3"><text:span text:style-name="Source_20_Text"><text:s text:c="8"/>),</text:span></text:p>
      <text:p text:style-name="P3"><text:span text:style-name="Source_20_Text"><text:s text:c="8"/>storage = secureStorage()</text:span></text:p>
      <text:p text:style-name="P4"><text:span text:style-name="Source_20_Text"><text:s text:c="4"/>)</text:span></text:p>
      <text:p text:style-name="Text_20_body">📌</text:p>
      <text:list text:style-name="L2">
        <text:list-item>
          <text:p text:style-name="P5"><text:span text:style-name="Source_20_Text">passphrase</text:span> — app-scoped secret</text:p>
        </text:list-item>
        <text:list-item>
          <text:p text:style-name="P5"><text:span text:style-name="Source_20_Text">globalSalt</text:span> — <text:span text:style-name="Strong_20_Emphasis">НЕ секрет</text:span>, можно менять для re-keying</text:p>
        </text:list-item>
      </text:list>
      <text:p text:style-name="Horizontal_20_Line"/>
      <text:h text:style-name="Heading_20_1" text:outline-level="1">🧠 Почему ЭТО — правильная финальная версия</text:h>
      <text:p text:style-name="Text_20_body">✔ PBKDF2 вызывается <text:span text:style-name="Strong_20_Emphasis">1 раз за сессию</text:span><text:line-break/>✔ AES-GCM — дешёвый для &gt;1 ключа<text:line-break/>✔ survives reload<text:line-break/>✔ js + wasmJs<text:line-break/>✔ чистый KMP-дизайн<text:line-break/>✔ легко добавить key-rotation<text:line-break/>✔ потолок security для Web достигнут</text:p>
      <text:p text:style-name="Horizontal_20_Line"/>
      <text:h text:style-name="Heading_20_1" text:outline-level="1"><text:soft-page-break/>🔚 Итог без дипломатии</text:h>
      <text:p text:style-name="Quotations"><text:span text:style-name="Strong_20_Emphasis">Это оптимальный SecureKeyValueStorage для Web в KMP-проекте.<text:line-break/>Дальше улучшать можно только UX и DX, не security.</text:span></text:p>
      <text:p text:style-name="Text_20_body">Если захочешь следующим шагом:</text:p>
      <text:list text:style-name="L3">
        <text:list-item>
          <text:p text:style-name="P6">key rotation / versioning</text:p>
        </text:list-item>
        <text:list-item>
          <text:p text:style-name="P6">lazy init</text:p>
        </text:list-item>
        <text:list-item>
          <text:p text:style-name="P6">migration с per-entry salt</text:p>
        </text:list-item>
        <text:list-item>
          <text:p text:style-name="P6">вынести в отдельную библиотеку</text:p>
        </text:list-item>
      </text:list>
      <text:p text:style-name="Text_20_body">просто скажи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20:41:54.366489974</meta:creation-date>
    <dc:date>2026-02-09T20:42:46.942897021</dc:date>
    <meta:editing-duration>PT52S</meta:editing-duration>
    <meta:editing-cycles>1</meta:editing-cycles>
    <meta:document-statistic meta:table-count="0" meta:image-count="0" meta:object-count="0" meta:page-count="5" meta:paragraph-count="171" meta:word-count="592" meta:character-count="5520" meta:non-whitespace-character-count="4309"/>
    <meta:generator>LibreOffice/25.2.3.2$Linux_X86_64 LibreOffice_project/520$Build-2</meta:generator>
  </office:meta>
</office:document-meta>
</file>